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.75pt"/>
    </style:style>
    <style:style style:name="P2" style:family="paragraph" style:parent-style-name="Standard">
      <style:text-properties style:font-name="sans-serif" fo:font-size="15.75pt" officeooo:rsid="000a6349" officeooo:paragraph-rsid="000a6349"/>
    </style:style>
    <style:style style:name="P3" style:family="paragraph" style:parent-style-name="Standard">
      <style:text-properties style:font-name="sans-serif" fo:font-size="15.75pt" officeooo:rsid="000b4512" officeooo:paragraph-rsid="000b4512"/>
    </style:style>
    <style:style style:name="P4" style:family="paragraph" style:parent-style-name="Standard">
      <style:text-properties style:font-name="sans-serif" fo:font-size="15.75pt" officeooo:rsid="000bcb29" officeooo:paragraph-rsid="000bcb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ENCES ON THE WEB</text:p>
      <text:p text:style-name="P3"/>
      <text:p text:style-name="P3"/>
      <text:p text:style-name="P3"/>
      <text:p text:style-name="P3">Explanation of CUDA texture memory:</text:p>
      <text:p text:style-name="P3"/>
      <text:p text:style-name="P3"><text:a xlink:type="simple" xlink:href="http://cuda-programming.blogspot.com/2013/02/texture-memory-in-cuda-what-is-texture.html">http://cuda-programming.blogspot.com/2013/02/texture-memory-in-cuda-what-is-texture.html</text:a></text:p>
      <text:p text:style-name="P3"/>
      <text:p text:style-name="P3"/>
      <text:p text:style-name="P4">Georgia Tech GPU Arch Powerpoint:</text:p>
      <text:p text:style-name="P4"/>
      <text:p text:style-name="P4"><text:a xlink:type="simple" xlink:href="http://www.cc.gatech.edu/~vetter/keeneland/tutorial-2012-02-20/06-cuda-overview.pdf">http://www.cc.gatech.edu/~vetter/keeneland/tutorial-2012-02-20/06-cuda-overview.pdf</text:a></text:p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8:33:57.108268166</meta:creation-date>
    <meta:editing-duration>PT41S</meta:editing-duration>
    <meta:editing-cycles>3</meta:editing-cycles>
    <meta:generator>LibreOffice/4.2.8.2$Linux_X86_64 LibreOffice_project/420m0$Build-2</meta:generator>
    <dc:date>2016-11-17T08:36:06.950950066</dc:date>
    <meta:document-statistic meta:table-count="0" meta:image-count="0" meta:object-count="0" meta:page-count="1" meta:paragraph-count="5" meta:word-count="16" meta:character-count="260" meta:non-whitespace-character-count="249"/>
  </office:meta>
</office:document-meta>
</file>